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marker-start="Arrowheads_20_3" draw:marker-start-width="0.3cm" draw:marker-end="Arrowheads_20_3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mic Sans MS'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text-properties fo:font-size="8pt" fo:font-style="italic"/>
    </style:style>
    <style:style style:name="T1" style:family="text">
      <style:text-properties fo:font-size="10pt"/>
    </style:style>
    <style:style style:name="T2" style:family="text">
      <style:text-properties fo:font-family="'Comic Sans MS'" style:font-pitch="variable"/>
    </style:style>
    <style:style style:name="T3" style:family="text">
      <style:text-properties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92cm" svg:height="0.86cm" svg:x="8.152cm" svg:y="0.579cm">
          <text:p text:style-name="P1"><text:span text:style-name="T1">B1</text:span></text:p>
        </draw:rect>
        <draw:frame draw:style-name="gr2" draw:text-style-name="P4" draw:layer="layout" svg:width="6.281cm" svg:height="1.136cm" svg:x="0.436cm" svg:y="0.98cm">
          <draw:text-box>
            <text:p text:style-name="P3"><text:span text:style-name="T2">V vs = y [ <text:s text:c="14"/>]</text:span></text:p>
          </draw:text-box>
        </draw:frame>
        <draw:rect draw:style-name="gr1" draw:text-style-name="P2" draw:layer="layout" svg:width="0.92cm" svg:height="0.86cm" svg:x="8.176cm" svg:y="1.862cm">
          <text:p text:style-name="P1"><text:span text:style-name="T1">B2</text:span></text:p>
        </draw:rect>
        <draw:custom-shape draw:style-name="gr3" draw:text-style-name="P5" draw:layer="layout" svg:width="0.737cm" svg:height="0.448cm" svg:x="7.004cm" svg:y="1.39cm">
          <text:p text:style-name="P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" draw:text-style-name="P6" draw:layer="layout" svg:width="0.92cm" svg:height="0.86cm" svg:x="3.798cm" svg:y="1.183cm">
          <text:p text:style-name="P1"><text:span text:style-name="T1">B1</text:span></text:p>
        </draw:rect>
        <draw:rect draw:style-name="gr4" draw:text-style-name="P6" draw:layer="layout" svg:width="0.92cm" svg:height="0.86cm" svg:x="5.129cm" svg:y="1.183cm">
          <text:p text:style-name="P1"><text:span text:style-name="T1">B2</text:span></text:p>
        </draw:rect>
        <draw:frame draw:style-name="gr2" draw:text-style-name="P7" draw:layer="layout" svg:width="1.311cm" svg:height="0.569cm" svg:x="9.291cm" svg:y="1.341cm">
          <draw:text-box>
            <text:p text:style-name="P3"><text:span text:style-name="T3">y lines</text:span></text:p>
          </draw:text-box>
        </draw:frame>
        <draw:line draw:style-name="gr5" draw:text-style-name="P5" draw:layer="layout" svg:x1="9.35cm" svg:y1="1.439cm" svg:x2="9.35cm" svg:y2="1.874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09T10:58:27</dc:date>
    <dc:language>en-US</dc:language>
    <meta:editing-cycles>14</meta:editing-cycles>
    <meta:editing-duration>PT10H47M51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